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nconsolata1" svg:font-family="Inconsolata" style:font-pitch="fixed"/>
    <style:font-face style:name="DejaVu Sans1" svg:font-family="'DejaVu Sans'" style:font-pitch="variable"/>
    <style:font-face style:name="Inconsolata" svg:font-family="Inconsolata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57cm" fo:min-width="3.701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91cm" fo:min-width="2.673cm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svg:stroke-color="#000000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163cm" fo:min-width="1.968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04cm" fo:min-width="3.302cm" fo:padding-top="0.139cm" fo:padding-bottom="0.139cm" fo:padding-left="0.264cm" fo:padding-right="0.264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14cm" fo:min-width="1.378cm" fo:padding-top="0.139cm" fo:padding-bottom="0.139cm" fo:padding-left="0.264cm" fo:padding-right="0.264cm"/>
    </style:style>
    <style:style style:name="gr8" style:family="graphic" style:parent-style-name="standard">
      <style:graphic-properties draw:stroke="none" draw:fill="none" fo:min-height="0.514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.021cm" fo:min-width="0cm"/>
    </style:style>
    <style:style style:name="gr10" style:family="graphic" style:parent-style-name="standard">
      <style:graphic-properties draw:stroke="solid"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0.152cm" fo:min-width="0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21cm" fo:min-width="1.174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31cm" fo:min-width="3.583cm" fo:padding-top="0.139cm" fo:padding-bottom="0.139cm" fo:padding-left="0.264cm" fo:padding-right="0.264cm"/>
    </style:style>
    <style:style style:name="gr13" style:family="graphic" style:parent-style-name="standard">
      <style:graphic-properties draw:stroke="none" draw:fill="none" fo:min-height="0.513cm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84cm" fo:min-width="1.441cm" fo:padding-top="0.139cm" fo:padding-bottom="0.139cm" fo:padding-left="0.264cm" fo:padding-right="0.264cm"/>
    </style:style>
    <style:style style:name="gr15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none" draw:textarea-horizontal-align="justify" draw:textarea-vertical-align="middle" draw:auto-grow-height="false" fo:min-height="18.893cm" fo:min-width="7.848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3.17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Roboto Condensed" fo:font-size="11pt" style:font-size-asian="11pt" style:font-size-complex="11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Roboto Condensed" fo:font-size="13pt" style:font-size-asian="13pt" style:font-size-complex="13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  <style:text-properties fo:font-weight="bold" style:font-weight-asian="bold" style:font-weight-complex="bold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Inconsolata1" fo:font-weight="bold" style:font-weight-asian="bold" style:font-weight-complex="bold"/>
    </style:style>
    <style:style style:name="T1" style:family="text">
      <style:text-properties style:font-name="Roboto Condensed" fo:font-size="11pt" style:font-size-asian="11pt" style:font-size-complex="11pt"/>
    </style:style>
    <style:style style:name="T2" style:family="text">
      <style:text-properties style:font-name="Roboto Condensed" fo:font-size="13pt" style:font-size-asian="13pt" style:font-size-complex="13pt"/>
    </style:style>
    <style:style style:name="T3" style:family="text">
      <style:text-properties style:font-name="Roboto Condensed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Inconsolata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699cm" svg:height="1.605cm" svg:x="1.612cm" svg:y="1.239cm">
          <text:p text:style-name="P1"><text:span text:style-name="T1">Insert P system’s initial</text:span></text:p>
          <text:p text:style-name="P1"><text:span text:style-name="T1">configuration to the list of</text:span></text:p>
          <text:p text:style-name="P1"><text:span text:style-name="T1"><text:s/></text:span><text:span text:style-name="T1">unexplored configurations 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683cm" svg:height="1.651cm" svg:x="2.12cm" svg:y="3.545cm">
          <text:p text:style-name="P1"><text:span text:style-name="T1">Get an unexplored </text:span></text:p>
          <text:p text:style-name="P1"><text:span text:style-name="T1">configuration from the</text:span></text:p>
          <text:p text:style-name="P1"><text:span text:style-name="T1">beginning of the lis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3.961cm" svg:y1="2.844cm" svg:x2="3.961cm" svg:y2="3.545cm" draw:start-shape="id1" draw:start-glue-point="2" draw:end-shape="id2" svg:d="M3961 2844v701" svg:viewBox="0 0 1 702">
          <text:p/>
        </draw:connector>
        <draw:custom-shape draw:style-name="gr4" draw:text-style-name="P4" xml:id="id3" draw:id="id3" draw:layer="layout" svg:width="2.678cm" svg:height="0.623cm" svg:x="2.628cm" svg:y="5.903cm">
          <text:p text:style-name="P1"><text:span text:style-name="T2">Transition()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3.961cm" svg:y1="5.196cm" svg:x2="3.967cm" svg:y2="5.903cm" draw:start-shape="id2" draw:start-glue-point="2" draw:end-shape="id3" draw:end-glue-point="0" svg:d="M3961 5196l6 707" svg:viewBox="0 0 7 708">
          <text:p/>
        </draw:connector>
        <draw:custom-shape draw:style-name="gr5" draw:text-style-name="P2" xml:id="id6" draw:id="id6" draw:layer="layout" svg:width="4.318cm" svg:height="1.67cm" svg:x="1.812cm" svg:y="9.564cm">
          <text:p text:style-name="P1"><text:span text:style-name="T1">Save the transitions</text:span></text:p>
          <text:p text:style-name="P1"><text:span text:style-name="T1">and configurations and</text:span></text:p>
          <text:p text:style-name="P1"><text:span text:style-name="T1">update the computatio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4" draw:id="id4" draw:layer="layout" svg:width="0.508cm" svg:height="0.508cm" svg:x="3.705cm" svg:y="0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959cm" svg:y1="0.636cm" svg:x2="3.961cm" svg:y2="1.239cm" draw:start-shape="id4" draw:start-glue-point="8" draw:end-shape="id1" draw:end-glue-point="0" svg:d="M3959 636l2 603" svg:viewBox="0 0 3 604">
          <text:p/>
        </draw:connector>
        <draw:custom-shape draw:style-name="gr7" draw:text-style-name="P2" xml:id="id5" draw:id="id5" draw:layer="layout" svg:width="3.81cm" svg:height="1.382cm" svg:x="2.047cm" svg:y="7.162cm">
          <text:p text:style-name="P1"><text:span text:style-name="T1">New Transition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3.967cm" svg:y1="6.526cm" svg:x2="3.952cm" svg:y2="7.162cm" draw:start-shape="id3" draw:start-glue-point="2" draw:end-shape="id5" draw:end-glue-point="4" svg:d="M3967 6526l-15 636" svg:viewBox="0 0 16 637">
          <text:p/>
        </draw:connector>
        <draw:connector draw:style-name="gr3" draw:text-style-name="P3" draw:layer="layout" draw:type="line" svg:x1="3.952cm" svg:y1="8.544cm" svg:x2="3.971cm" svg:y2="9.564cm" draw:start-shape="id5" draw:start-glue-point="6" draw:end-shape="id6" draw:end-glue-point="0" svg:d="M3952 8544l19 1020" svg:viewBox="0 0 20 1021">
          <text:p/>
        </draw:connector>
        <draw:frame draw:style-name="gr8" draw:text-style-name="P6" draw:layer="layout" svg:width="1.375cm" svg:height="0.764cm" svg:x="2.877cm" svg:y="8.592cm">
          <draw:text-box>
            <text:p><text:span text:style-name="T3">[Yes]</text:span></text:p>
          </draw:text-box>
        </draw:frame>
        <draw:custom-shape draw:style-name="gr9" draw:text-style-name="P5" draw:layer="layout" svg:width="0.381cm" svg:height="0.381cm" svg:x="3.644cm" svg:y="20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7" draw:id="id7" draw:layer="layout" svg:width="0.635cm" svg:height="0.608cm" svg:x="3.517cm" svg:y="20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line-skew="1.59cm 5.317cm" svg:x1="5.857cm" svg:y1="7.853cm" svg:x2="3.835cm" svg:y2="20.444cm" draw:start-shape="id5" draw:start-glue-point="7" draw:end-shape="id7" draw:end-glue-point="4" svg:d="M5857 7853h2105v11959h-4127v632" svg:viewBox="0 0 4128 12592">
          <text:p/>
        </draw:connector>
        <draw:frame draw:style-name="gr8" draw:text-style-name="P6" draw:layer="layout" svg:width="1.375cm" svg:height="0.764cm" svg:x="5.798cm" svg:y="7.16cm">
          <draw:text-box>
            <text:p><text:span text:style-name="T3">[No]</text:span></text:p>
          </draw:text-box>
        </draw:frame>
        <draw:custom-shape draw:style-name="gr11" draw:text-style-name="P2" xml:id="id8" draw:id="id8" draw:layer="layout" svg:width="3.402cm" svg:height="1.397cm" svg:x="2.274cm" svg:y="12.119cm">
          <text:p text:style-name="P1"><text:span text:style-name="T1">Search Strageg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3.971cm" svg:y1="11.234cm" svg:x2="3.975cm" svg:y2="12.119cm" draw:start-shape="id6" draw:start-glue-point="2" draw:end-shape="id8" svg:d="M3971 11234l4 885" svg:viewBox="0 0 5 886">
          <text:p/>
        </draw:connector>
        <draw:custom-shape draw:style-name="gr12" draw:text-style-name="P2" xml:id="id9" draw:id="id9" draw:layer="layout" svg:width="4.445cm" svg:height="1.143cm" svg:x="1.739cm" svg:y="14.421cm">
          <text:p text:style-name="P1"><text:span text:style-name="T1">Insert new configurations</text:span></text:p>
          <text:p text:style-name="P1"><text:span text:style-name="T1">at the end of the lis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3.975cm" svg:y1="13.516cm" svg:x2="3.961cm" svg:y2="14.421cm" draw:start-shape="id8" draw:start-glue-point="6" draw:end-shape="id9" draw:end-glue-point="0" svg:d="M3975 13516l-14 905" svg:viewBox="0 0 15 906">
          <text:p/>
        </draw:connector>
        <draw:frame draw:style-name="gr13" draw:text-style-name="P6" draw:layer="layout" svg:width="2.518cm" svg:height="0.763cm" svg:x="5.522cm" svg:y="12.126cm">
          <draw:text-box>
            <text:p><text:span text:style-name="T3">[Depth-first]</text:span></text:p>
          </draw:text-box>
        </draw:frame>
        <draw:custom-shape draw:style-name="gr12" draw:text-style-name="P2" xml:id="id10" draw:id="id10" draw:layer="layout" svg:width="4.445cm" svg:height="1.143cm" svg:x="1.739cm" svg:y="15.721cm">
          <text:p text:style-name="P1"><text:span text:style-name="T1">Insert new configurations</text:span></text:p>
          <text:p text:style-name="P1"><text:span text:style-name="T1">at the beginning of the lis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line-skew="1.01cm" svg:x1="5.676cm" svg:y1="12.818cm" svg:x2="6.184cm" svg:y2="16.292cm" draw:start-shape="id8" draw:start-glue-point="7" draw:end-shape="id10" draw:end-glue-point="1" svg:d="M5676 12818h2032v3474h-1524" svg:viewBox="0 0 2033 3475">
          <text:p/>
        </draw:connector>
        <draw:frame draw:style-name="gr13" draw:text-style-name="P6" draw:layer="layout" svg:width="2.739cm" svg:height="0.763cm" svg:x="1.458cm" svg:y="13.47cm">
          <draw:text-box>
            <text:p><text:span text:style-name="T3">[Breadth-first]</text:span></text:p>
          </draw:text-box>
        </draw:frame>
        <draw:custom-shape draw:style-name="gr14" draw:text-style-name="P2" xml:id="id11" draw:id="id11" draw:layer="layout" svg:width="3.937cm" svg:height="1.524cm" svg:x="1.866cm" svg:y="17.634cm">
          <text:p text:style-name="P1"><text:span text:style-name="T1">Halt condition me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3.835cm" svg:y1="19.158cm" svg:x2="3.835cm" svg:y2="20.444cm" draw:start-shape="id11" draw:start-glue-point="6" draw:end-shape="id7" draw:end-glue-point="4" svg:d="M3835 19158v1286" svg:viewBox="0 0 1 1287">
          <text:p/>
        </draw:connector>
        <draw:frame draw:style-name="gr13" draw:text-style-name="P6" draw:layer="layout" svg:width="1.397cm" svg:height="0.763cm" svg:x="3.644cm" svg:y="18.957cm">
          <draw:text-box>
            <text:p><text:span text:style-name="T3">[Yes]</text:span></text:p>
          </draw:text-box>
        </draw:frame>
        <draw:connector draw:style-name="gr3" draw:text-style-name="P3" draw:layer="layout" draw:line-skew="-0.5cm" svg:x1="1.866cm" svg:y1="18.396cm" svg:x2="2.12cm" svg:y2="4.37cm" draw:start-shape="id11" draw:start-glue-point="5" draw:end-shape="id2" draw:end-glue-point="3" svg:d="M1866 18396h-1015v-14026h1269" svg:viewBox="0 0 1270 14027">
          <text:p/>
        </draw:connector>
        <draw:frame draw:style-name="gr13" draw:text-style-name="P6" draw:layer="layout" svg:width="1.143cm" svg:height="0.763cm" svg:x="0.977cm" svg:y="18.26cm">
          <draw:text-box>
            <text:p><text:span text:style-name="T3">[No]</text:span></text:p>
          </draw:text-box>
        </draw:frame>
        <draw:connector draw:style-name="gr3" draw:text-style-name="P3" draw:layer="layout" draw:line-skew="0cm 0.581cm" svg:x1="1.739cm" svg:y1="14.992cm" svg:x2="3.835cm" svg:y2="17.634cm" draw:start-shape="id9" draw:start-glue-point="3" draw:end-shape="id11" draw:end-glue-point="4" svg:d="M1739 14992h-515v2188h2611v454" svg:viewBox="0 0 2612 2643">
          <text:p/>
        </draw:connector>
        <draw:connector draw:style-name="gr3" draw:text-style-name="P3" draw:layer="layout" draw:line-skew="0cm 1.974cm" svg:x1="1.739cm" svg:y1="16.292cm" svg:x2="3.835cm" svg:y2="17.634cm" draw:start-shape="id10" draw:start-glue-point="3" draw:end-shape="id11" draw:end-glue-point="4" svg:d="M1739 16292h-515v888h2611v454" svg:viewBox="0 0 2612 1343">
          <text:p/>
        </draw:connector>
        <draw:custom-shape draw:style-name="gr15" draw:text-style-name="P8" draw:layer="layout" svg:width="8.382cm" svg:height="19.177cm" svg:x="0.189cm" svg:y="0.889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3.677cm" svg:height="0.916cm" svg:x="5.123cm" svg:y="20.174cm">
          <draw:text-box>
            <text:p><text:span text:style-name="T4">Simulate(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nconsolata1" svg:font-family="Inconsolata" style:font-pitch="fixed"/>
    <style:font-face style:name="DejaVu Sans1" svg:font-family="'DejaVu Sans'" style:font-pitch="variable"/>
    <style:font-face style:name="Inconsolata" svg:font-family="Inconsolata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89cm" fo:page-height="21.0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1T09:33:50.396899346</meta:creation-date>
    <meta:generator>LibreOffice/6.3.3.2.0$Linux_X86_64 LibreOffice_project/30$Build-2</meta:generator>
    <dc:date>2019-12-01T16:43:00.991227151</dc:date>
    <meta:editing-duration>PT6H11M10S</meta:editing-duration>
    <meta:editing-cycles>112</meta:editing-cycles>
    <meta:document-statistic meta:object-count="33"/>
  </office:meta>
</office:document-meta>
</file>